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267" officeooo:paragraph-rsid="000eb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 BACK TO 246 AND CREATE REFERENCE</text:p>
      <text:p text:style-name="P1"/>
      <text:p text:style-name="P1">262 also includes some useful information</text:p>
      <text:p text:style-name="P1"/>
      <text:p text:style-name="P1">260 contains a cool graphic to explain how things are ‘bubbled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08:04:31.981000000</meta:creation-date>
    <dc:date>2023-09-23T09:10:56.238000000</dc:date>
    <meta:editing-duration>PT1H6M24S</meta:editing-duration>
    <meta:editing-cycles>1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" meta:word-count="24" meta:character-count="139" meta:non-whitespace-character-count="118"/>
  </office:meta>
</office:document-meta>
</file>